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18cm" svg:height="1.061cm" svg:x="18.757cm" svg:y="3.89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3.891cm" svg:y1="0.511cm" svg:x2="19.316cm" svg:y2="3.891cm" draw:start-shape="id1" draw:start-glue-point="3" draw:end-shape="id2" draw:end-glue-point="4" svg:d="M13891 511h5425v3380" svg:viewBox="0 0 5426 3381">
          <text:p/>
        </draw:connector>
        <draw:connector draw:style-name="gr2" draw:text-style-name="P2" draw:layer="layout" draw:line-skew="0.355cm" svg:x1="9.463cm" svg:y1="7.171cm" svg:x2="19.316cm" svg:y2="4.952cm" draw:start-shape="id3" draw:start-glue-point="8" draw:end-shape="id2" draw:end-glue-point="8" svg:d="M9463 7171v856h9853v-3075" svg:viewBox="0 0 9854 3076">
          <text:p/>
        </draw:connector>
        <draw:line draw:style-name="gr3" draw:text-style-name="P3" xml:id="id4" draw:id="id4" draw:layer="layout" svg:x1="12.066cm" svg:y1="5.554cm" svg:x2="12.817cm" svg:y2="5.554cm">
          <text:p/>
        </draw:line>
        <draw:line draw:style-name="gr3" draw:text-style-name="P3" draw:layer="layout" svg:x1="12.854cm" svg:y1="4.691cm" svg:x2="12.892cm" svg:y2="6.53cm">
          <text:p/>
        </draw:line>
        <draw:line draw:style-name="gr3" draw:text-style-name="P3" draw:layer="layout" svg:x1="12.892cm" svg:y1="6.042cm" svg:x2="13.942cm" svg:y2="6.38cm">
          <text:p/>
        </draw:line>
        <draw:line draw:style-name="gr3" draw:text-style-name="P3" xml:id="id7" draw:id="id7" draw:layer="layout" svg:x1="13.943cm" svg:y1="6.342cm" svg:x2="13.943cm" svg:y2="7.017cm">
          <text:p/>
        </draw:line>
        <draw:line draw:style-name="gr4" draw:text-style-name="P2" draw:layer="layout" svg:x1="12.891cm" svg:y1="5.254cm" svg:x2="13.905cm" svg:y2="4.729cm">
          <text:p/>
        </draw:line>
        <draw:line draw:style-name="gr3" draw:text-style-name="P3" xml:id="id6" draw:id="id6" draw:layer="layout" svg:x1="13.867cm" svg:y1="4.803cm" svg:x2="13.867cm" svg:y2="4.09cm">
          <text:p/>
        </draw:line>
        <draw:connector draw:style-name="gr2" draw:text-style-name="P2" draw:layer="layout" svg:x1="9.463cm" svg:y1="6.11cm" svg:x2="12.066cm" svg:y2="5.554cm" draw:start-shape="id3" draw:start-glue-point="4" draw:end-shape="id4" draw:end-glue-point="3" svg:d="M9463 6110v-556h2603" svg:viewBox="0 0 2604 557">
          <text:p/>
        </draw:connector>
        <draw:g xml:id="id5" draw:id="id5">
          <draw:line draw:style-name="gr5" draw:text-style-name="P3" draw:layer="layout" svg:x1="13.862cm" svg:y1="2.106cm" svg:x2="13.541cm" svg:y2="2.006cm">
            <text:p/>
          </draw:line>
          <draw:line draw:style-name="gr5" draw:text-style-name="P3" draw:layer="layout" svg:x1="14.183cm" svg:y1="1.818cm" svg:x2="13.542cm" svg:y2="2.007cm">
            <text:p/>
          </draw:line>
          <draw:line draw:style-name="gr5" draw:text-style-name="P3" draw:layer="layout" svg:x1="14.208cm" svg:y1="1.427cm" svg:x2="13.555cm" svg:y2="1.218cm">
            <text:p/>
          </draw:line>
          <draw:line draw:style-name="gr5" draw:text-style-name="P3" draw:layer="layout" svg:x1="14.199cm" svg:y1="1.827cm" svg:x2="13.546cm" svg:y2="1.618cm">
            <text:p/>
          </draw:line>
          <draw:line draw:style-name="gr5" draw:text-style-name="P3" draw:layer="layout" svg:x1="14.204cm" svg:y1="1.42cm" svg:x2="13.563cm" svg:y2="1.609cm">
            <text:p/>
          </draw:line>
          <draw:line draw:style-name="gr5" draw:text-style-name="P3" draw:layer="layout" svg:x1="14.192cm" svg:y1="1.024cm" svg:x2="13.551cm" svg:y2="1.213cm">
            <text:p/>
          </draw:line>
          <draw:line draw:style-name="gr5" draw:text-style-name="P3" draw:layer="layout" svg:x1="14.161cm" svg:y1="1.027cm" svg:x2="13.84cm" svg:y2="0.927cm">
            <text:p/>
          </draw:line>
        </draw:g>
        <draw:connector draw:style-name="gr6" draw:text-style-name="P3" xml:id="id8" draw:id="id8" draw:layer="layout" draw:type="line" svg:x1="13.874cm" svg:y1="2.106cm" svg:x2="13.867cm" svg:y2="4.09cm" draw:start-shape="id5" draw:start-glue-point="2" draw:end-shape="id6" draw:end-glue-point="0" svg:d="M13874 2106l-7 1984" svg:viewBox="0 0 8 1985">
          <text:p/>
        </draw:connector>
        <draw:connector draw:style-name="gr6" draw:text-style-name="P3" xml:id="id1" draw:id="id1" draw:layer="layout" draw:type="line" svg:x1="13.874cm" svg:y1="0.927cm" svg:x2="13.891cm" svg:y2="0.511cm" draw:start-shape="id5" draw:start-glue-point="0" svg:d="M13874 927l17-416" svg:viewBox="0 0 18 417">
          <text:p/>
        </draw:connector>
        <draw:connector draw:style-name="gr6" draw:text-style-name="P3" draw:layer="layout" draw:type="line" svg:x1="13.943cm" svg:y1="7.017cm" svg:x2="13.942cm" svg:y2="8.031cm" draw:start-shape="id7" draw:start-glue-point="2" svg:d="M13943 7017l-1 1014" svg:viewBox="0 0 2 1015">
          <text:p/>
        </draw:connector>
        <draw:connector draw:style-name="gr6" draw:text-style-name="P3" draw:layer="layout" draw:type="line" svg:x1="13.87cm" svg:y1="3.098cm" svg:x2="15.23cm" svg:y2="3.101cm" draw:start-shape="id8" draw:start-glue-point="0" svg:d="M13870 3098l1360 3" svg:viewBox="0 0 1361 4">
          <text:p/>
        </draw:connector>
        <draw:frame draw:style-name="gr7" draw:text-style-name="P4" draw:layer="layout" svg:width="1.26cm" svg:height="0.924cm" svg:x="12.409cm" svg:y="1.019cm">
          <draw:text-box>
            <text:p><text:span text:style-name="T1">R</text:span><text:span text:style-name="T2">E2</text:span></text:p>
          </draw:text-box>
        </draw:frame>
        <draw:connector draw:style-name="gr6" draw:text-style-name="P3" draw:layer="layout" draw:type="line" svg:x1="14.922cm" svg:y1="3.101cm" svg:x2="16.227cm" svg:y2="3.095cm" svg:d="M14922 3101l1305-6" svg:viewBox="0 0 1306 7">
          <text:p/>
        </draw:connector>
        <draw:frame draw:style-name="gr8" draw:text-style-name="P4" draw:layer="layout" svg:width="1.12cm" svg:height="0.924cm" svg:x="19.378cm" svg:y="5.057cm">
          <draw:text-box>
            <text:p><text:span text:style-name="T1">V</text:span><text:span text:style-name="T2">cc</text:span></text:p>
          </draw:text-box>
        </draw:frame>
        <draw:custom-shape draw:style-name="gr9" draw:text-style-name="P2" draw:layer="layout" svg:width="0.17cm" svg:height="0.152cm" svg:x="19.184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955cm" svg:height="4.591cm" svg:x="15.834cm" svg:y="3.32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11" draw:text-style-name="P4" draw:layer="layout" svg:width="1.234cm" svg:height="0.924cm" svg:x="15.734cm" svg:y="5.061cm">
          <draw:text-box>
            <text:p><text:span text:style-name="T1">V</text:span><text:span text:style-name="T2">O</text:span></text:p>
          </draw:text-box>
        </draw:frame>
        <draw:custom-shape draw:style-name="gr9" draw:text-style-name="P2" draw:layer="layout" svg:width="0.17cm" svg:height="0.152cm" svg:x="16.191cm" svg:y="3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18cm" svg:height="1.061cm" svg:x="8.904cm" svg:y="6.1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7cm" svg:height="0.152cm" svg:x="10.489cm" svg:y="5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7cm" svg:height="0.152cm" svg:x="10.49cm" svg:y="7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7cm" svg:height="0.152cm" svg:x="16.191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34cm" svg:height="0.924cm" svg:x="10.034cm" svg:y="6.361cm">
          <draw:text-box>
            <text:p><text:span text:style-name="T1">v</text:span><text:span text:style-name="T2">in</text:span></text:p>
          </draw:text-box>
        </draw:frame>
        <draw:line draw:style-name="gr12" draw:text-style-name="P3" draw:layer="layout" svg:x1="14.265cm" svg:y1="3.462cm" svg:x2="14.265cm" svg:y2="4.652cm">
          <text:p/>
        </draw:line>
        <draw:line draw:style-name="gr12" draw:text-style-name="P3" draw:layer="layout" svg:x1="12.545cm" svg:y1="6.063cm" svg:x2="11.266cm" svg:y2="6.063cm">
          <text:p/>
        </draw:line>
        <draw:line draw:style-name="gr12" draw:text-style-name="P3" draw:layer="layout" svg:x1="13.648cm" svg:y1="6.813cm" svg:x2="13.648cm" svg:y2="7.871cm">
          <text:p/>
        </draw:line>
        <draw:frame draw:style-name="gr11" draw:text-style-name="P4" draw:layer="layout" svg:width="1.234cm" svg:height="0.924cm" svg:x="14.234cm" svg:y="3.561cm">
          <draw:text-box>
            <text:p><text:span text:style-name="T1">I</text:span><text:span text:style-name="T2">E</text:span></text:p>
          </draw:text-box>
        </draw:frame>
        <draw:frame draw:style-name="gr11" draw:text-style-name="P4" draw:layer="layout" svg:width="1.234cm" svg:height="0.924cm" svg:x="12.634cm" svg:y="6.761cm">
          <draw:text-box>
            <text:p><text:span text:style-name="T1">I</text:span><text:span text:style-name="T2">C</text:span></text:p>
          </draw:text-box>
        </draw:frame>
        <draw:frame draw:style-name="gr11" draw:text-style-name="P4" draw:layer="layout" svg:width="1.234cm" svg:height="0.924cm" svg:x="11.434cm" svg:y="6.061cm">
          <draw:text-box>
            <text:p><text:span text:style-name="T1">I</text:span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21:27:41.085657166</dc:date>
    <meta:editing-duration>PT1H41M31S</meta:editing-duration>
    <meta:editing-cycles>11</meta:editing-cycles>
    <meta:generator>LibreOffice/6.4.7.2$Linux_X86_64 LibreOffice_project/40$Build-2</meta:generator>
    <meta:document-statistic meta:object-count="40"/>
  </office:meta>
</office:document-meta>
</file>